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95c" officeooo:paragraph-rsid="0015d95c"/>
    </style:style>
    <style:style style:name="P2" style:family="paragraph" style:parent-style-name="Standard">
      <style:paragraph-properties fo:text-align="center" style:justify-single-word="false"/>
      <style:text-properties officeooo:paragraph-rsid="0015d95c"/>
    </style:style>
    <style:style style:name="T1" style:family="text">
      <style:text-properties officeooo:rsid="0015d95c"/>
    </style:style>
    <style:style style:name="T2" style:family="text">
      <style:text-properties style:text-position="super 58%" officeooo:rsid="0015d95c"/>
    </style:style>
    <style:style style:name="T3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2</text:span><text:span text:style-name="T2">nd</text:span><text:span text:style-name="T1"> <text:s/>Dec to 6</text:span><text:span text:style-name="T2">th</text:span><text:span text:style-name="T1"> Dec </text:span></text:p>
      <text:p text:style-name="P2"><text:span text:style-name="T1"><text:s/>Tasks status </text:span></text:p>
      <text:p text:style-name="Standard"/>
      <text:p text:style-name="P1">## <text:s/>To develop the python modules in one format to other </text:p>
      <text:p text:style-name="P1"/>
      <text:p text:style-name="P1">## <text:s/>Task completed :-</text:p>
      <text:p text:style-name="P1"/>
      <text:p text:style-name="P1">## DBI read mysql database and returns the data, parse the data into the other formats </text:p>
      <text:p text:style-name="P1"><text:s text:c="4"/>like CSV, JSON, EXCEL</text:p>
      <text:p text:style-name="P1"/>
      <text:p text:style-name="P1">## CSV file read and return the data, parse the data into the other formats like JSON,</text:p>
      <text:p text:style-name="P1">DBI,EXCEL</text:p>
      <text:p text:style-name="P1"/>
      <text:p text:style-name="P1">## EXCEl file read and return the data, parse the data into the other formats </text:p>
      <text:p text:style-name="P1"/>
      <text:p text:style-name="P1"/>
      <text:p text:style-name="P1">## Task on Runnig: -</text:p>
      <text:p text:style-name="P1"/>
      <text:p text:style-name="P1">## To write the XML file in DBI and CSV</text:p>
      <text:p text:style-name="P1"/>
      <text:p text:style-name="P1">## XML file Read and JSON formats </text:p>
      <text:p text:style-name="P1"/>
      <text:p text:style-name="P1"/>
      <text:p text:style-name="P1"/>
      <text:p text:style-name="P1">## Next Week tasks </text:p>
      <text:p text:style-name="P1"/>
      <text:p text:style-name="P1"><text:s text:c="3"/>work on the python and vlsi tools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0:09:38.465856810</meta:creation-date>
    <dc:date>2019-12-06T20:19:39.336547254</dc:date>
    <meta:editing-duration>PT10M2S</meta:editing-duration>
    <meta:editing-cycles>1</meta:editing-cycles>
    <meta:document-statistic meta:table-count="0" meta:image-count="0" meta:object-count="0" meta:page-count="1" meta:paragraph-count="14" meta:word-count="108" meta:character-count="548" meta:non-whitespace-character-count="434"/>
    <meta:generator>LibreOffice/5.1.6.2$Linux_X86_64 LibreOffice_project/10m0$Build-2</meta:generator>
  </office:meta>
</office:document-meta>
</file>